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3088"/>
    </style:style>
    <style:style style:name="T1" style:family="text">
      <style:text-properties officeooo:rsid="001330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tacorra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ab 9 noviembre 3:04</text:span></text:p>
      <text:p text:style-name="P1"><text:span text:style-name="T1"/></text:p>
      <text:p text:style-name="P1"><text:span text:style-name="T1">empezamos a usar git para acomodarnos, nos costo crear el primer archivo de la repo</text:span></text:p>
      <text:p text:style-name="P1"><text:span text:style-name="T1">pero despues de una investigacion se encontro como : </text:span><text:a xlink:type="simple" xlink:href="http://www.polinux.upv.es/drupal/node/1062"><text:span text:style-name="T1">http://www.polinux.upv.es/drupal/node/1062</text:span></text:a></text:p>
      <text:p text:style-name="P1"><text:span text:style-name="T1"/></text:p>
      <text:p text:style-name="P1"><text:span text:style-name="T1">ya con eso despues se modifico el codigo y se intento subir , pero daba un error de fast foward en el momento de hacer push</text:span></text:p>
      <text:p text:style-name="P1"><text:span text:style-name="T1"><text:s/>se investigo y se encontro esto </text:span><text:a xlink:type="simple" xlink:href="http://stackoverflow.com/questions/4684352/whats-a-fast-forward-in-git"><text:span text:style-name="T1">http://stackoverflow.com/questions/4684352/whats-a-fast-forward-in-git</text:span></text:a></text:p>
      <text:p text:style-name="P1"><text:span text:style-name="T1">nos dimos cuenta que habia que darle un push –force , ya que se tenia q sobreescribir el archivo</text:span></text:p>
      <text:p text:style-name="P1"><text:span text:style-name="T1">pero eso no es lo que queremos, entonces vamos a usar clone para usar clones del verdadero y despues modificar ;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 </meta:initial-creator>
    <meta:creation-date>2013-11-09T15:04:41</meta:creation-date>
    <dc:date>2013-11-09T15:10:36</dc:date>
    <dc:creator>toshiba </dc:creator>
    <meta:editing-duration>P0D</meta:editing-duration>
    <meta:editing-cycles>1</meta:editing-cycles>
    <meta:document-statistic meta:table-count="0" meta:image-count="0" meta:object-count="0" meta:page-count="1" meta:paragraph-count="8" meta:word-count="103" meta:character-count="642" meta:non-whitespace-character-count="546"/>
    <meta:generator>LibreOffice/3.6$Linux_X86_64 LibreOffice_project/360m1$Build-2</meta:generator>
  </office:meta>
</office:document-meta>
</file>